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05583825C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64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219cm"/>
    </style:style>
    <style:style style:name="Table2.C" style:family="table-column">
      <style:table-column-properties style:column-width="2.083cm"/>
    </style:style>
    <style:style style:name="Table2.D" style:family="table-column">
      <style:table-column-properties style:column-width="1.062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ab4d5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fo:padding="0cm" fo:border="none" style:shadow="none" draw:shadow-opacity="100%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Frame">
      <style:graphic-properties style:vertical-pos="from-top" style:vertical-rel="paragraph" style:horizontal-pos="from-left" style:horizontal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1.185cm" svg:y="2.766cm" svg:width="3.261cm" draw:z-index="0">
        <draw:text-box fo:min-height="0.863cm">
          <text:p text:style-name="Standard"><text:text-input text:description="&lt;o.partner_id.cafatid and o.partner_id.cafatid or ' '&gt;">cafatid</text:text-input> </text:p>
        </draw:text-box>
      </draw:frame>
      <draw:frame draw:style-name="fr2" draw:name="Frame5" text:anchor-type="page" text:anchor-page-number="1" svg:x="16.801cm" svg:y="3.845cm" svg:width="3.143cm" draw:z-index="4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3" draw:name="Frame6" text:anchor-type="page" text:anchor-page-number="1" svg:x="0.714cm" svg:y="24.336cm" svg:width="18.44cm" draw:z-index="6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1" draw:name="Frame7" text:anchor-type="page" text:anchor-page-number="1" svg:x="4.817cm" svg:y="20.759cm" svg:width="10.024cm" draw:z-index="5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text:p text:style-name="Standard"><draw:frame draw:style-name="fr4" draw:name="Frame4" text:anchor-type="paragraph" svg:x="9.511cm" svg:y="3.895cm" svg:width="4.722cm" draw:z-index="3"><draw:text-box fo:min-height="0.863cm"><text:p text:style-name="Standard"><text:text-input text:description="&lt;o.partner_id.firstname&gt;">firstname</text:text-input></text:p></draw:text-box></draw:frame><draw:frame draw:style-name="fr4" draw:name="Frame3" text:anchor-type="paragraph" svg:x="1.819cm" svg:y="3.822cm" svg:width="6.646cm" draw:z-index="2"><draw:text-box fo:min-height="0.919cm"><text:p text:style-name="Table_20_Contents"><text:text-input text:description="&lt;o.partner_id.name&gt;">lastname</text:text-input></text:p></draw:text-box></draw:frame><draw:frame draw:style-name="fr4" draw:name="Frame2" text:anchor-type="paragraph" svg:x="16.801cm" svg:y="2.976cm" svg:width="2.097cm" draw:z-index="1"><draw:text-box fo:min-height="0.871cm"><text:p text:style-name="Standard"><text:text-input text:description="&lt;o.partner_id.amgid and o.partner_id.amgid or ' '&gt;">amgid</text:text-input></text:p></draw:text-box></draw:frame><draw:frame draw:style-name="fr5" draw:name="Frame8" text:anchor-type="paragraph" svg:x="11.957cm" svg:y="27.935cm" svg:width="2.007cm" draw:z-index="8"><draw:text-box fo:min-height="0.508cm"><text:p text:style-name="Frame_20_contents"><text:text-input text:description="&lt;if test=&quot;o.ae&quot;&gt;">ifAE</text:text-input><text:span text:style-name="T2">AE</text:span><text:span text:style-name="T2"><text:text-input text:description="&lt;/if&gt;">&lt;/if&gt;</text:text-input></text:span></text:p></draw:text-box></draw:frame><draw:frame draw:style-name="fr6" draw:name="Image1" text:anchor-type="paragraph" svg:x="2.635cm" svg:y="16.88cm" svg:width="5.676cm" svg:height="1.813cm" draw:z-index="7"><draw:image xlink:href="Pictures/100002010000010A0000005583825C58.png" xlink:type="simple" xlink:show="embed" xlink:actuate="onLoad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draw:fill="none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21-02-01T08:56:33.913993636</dc:date>
    <meta:editing-duration>PT4H30M11S</meta:editing-duration>
    <meta:editing-cycles>106</meta:editing-cycles>
    <meta:generator>LibreOffice/4.3.3.2$Linux_X86_64 LibreOffice_project/430m0$Build-2</meta:generator>
    <meta:printed-by>Laurent FRANCOIS</meta:printed-by>
    <meta:print-date>2017-08-03T03:53:56.401747437</meta:print-date>
    <dc:creator>L. FRANCOIS</dc:creator>
    <meta:document-statistic meta:table-count="1" meta:image-count="1" meta:object-count="0" meta:page-count="1" meta:paragraph-count="15" meta:word-count="50" meta:character-count="272" meta:non-whitespace-character-count="266"/>
  </office:meta>
</office:document-meta>
</file>